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16c7" officeooo:paragraph-rsid="000c16c7"/>
    </style:style>
    <style:style style:name="P2" style:family="paragraph" style:parent-style-name="Standard">
      <style:text-properties officeooo:rsid="000d5494" officeooo:paragraph-rsid="000d54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melhor forma para armazenar os dados de CPF, data de nascimento, data de crianção, valor de produto, altura e nome seria com dados estruturados. Utilizando uma tabela que poderia se chamar “pessoas”, nessa tabela a identificação seria o CPF, visto que é único, servindo assim para identificação.</text:p>
      <text:p text:style-name="P1"/>
      <text:p text:style-name="P1">Para armazenar o nome de uma pessoa, criaria uma tabela chamada nomes, nela seria gerado um número de não dentificação para cada novo nome na lista ou, o ID seria gerado de com a concatenação do nome e sobrenome.</text:p>
      <text:p text:style-name="P1"/>
      <text:p text:style-name="P2"/>
      <text:p text:style-name="P1"/>
      <text:p text:style-name="P1">Para armazenar todas as datas e horas seria necessário um campo para local, data e hora, facilitando assim o calculo do fuso horário.</text:p>
      <text:p text:style-name="P1"/>
      <text:p text:style-name="P2">Uma chave primaria deve ser única, ela serve para identificação na tabela.</text:p>
      <text:p text:style-name="P2"/>
      <text:p text:style-name="P2">Para armazenar os dados da empresa poderia ser utilizado o nome da empresa, utilizando varchar, CPNJ que pode ser armazenado em um INT, pelo tamanho talvez varchar.</text:p>
      <text:p text:style-name="P2"/>
      <text:p text:style-name="P2">Nome do livro será armazenado o nome em varchar, nome do autor seria varchar, data de lançamento seria tipo DATE.</text:p>
      <text:p text:style-name="P2"/>
      <text:p text:style-name="P2">No caso de uma farmácia seria armazenado o nome do remédio em um varchar, tipo em um varchar, <text:s/>data de vencimento em DATE, data de entrada tipo DATE.</text:p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7T20:58:36.643000000</meta:creation-date>
    <dc:date>2022-03-07T21:40:30.926000000</dc:date>
    <meta:editing-duration>PT11M30S</meta:editing-duration>
    <meta:editing-cycles>1</meta:editing-cycles>
    <meta:document-statistic meta:table-count="0" meta:image-count="0" meta:object-count="0" meta:page-count="1" meta:paragraph-count="7" meta:word-count="197" meta:character-count="1142" meta:non-whitespace-character-count="951"/>
    <meta:generator>LibreOffice/7.3.1.3$Windows_X86_64 LibreOffice_project/a69ca51ded25f3eefd52d7bf9a5fad8c90b87951</meta:generator>
  </office:meta>
</office:document-meta>
</file>